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c01" officeooo:paragraph-rsid="000abc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 :</text:p>
      <text:p text:style-name="P1"><text:a xlink:type="simple" xlink:href="https://momsownblog.netlify.app/" text:style-name="Internet_20_link" text:visited-style-name="Visited_20_Internet_20_Link">https://momsownblog.netlify.app/</text:a> </text:p>
      <text:p text:style-name="P1"/>
      <text:p text:style-name="P1">folder : /home/neelchoksi19bce0990/Documents/S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5T00:16:24.236945601</meta:creation-date>
    <meta:generator>LibreOffice/7.2.7.2$Linux_X86_64 LibreOffice_project/20$Build-2</meta:generator>
    <dc:date>2022-07-25T00:24:53.255796646</dc:date>
    <meta:editing-duration>PT8M29S</meta:editing-duration>
    <meta:editing-cycles>1</meta:editing-cycles>
    <meta:document-statistic meta:table-count="0" meta:image-count="0" meta:object-count="0" meta:page-count="1" meta:paragraph-count="3" meta:word-count="6" meta:character-count="89" meta:non-whitespace-character-count="84"/>
  </office:meta>
</office:document-meta>
</file>